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1780000005A92DD659183D5B02B.png" manifest:media-type="image/png"/>
  <manifest:file-entry manifest:full-path="Pictures/1000000000000473000004F0D27CFFBDDEF1A023.jpg" manifest:media-type="image/jpeg"/>
  <manifest:file-entry manifest:full-path="Pictures/1000020100000DB40000059E7AD8ED88009F9057.png" manifest:media-type="image/png"/>
  <manifest:file-entry manifest:full-path="Pictures/10000000000000BE000000B54FFCE5E7D11DD595.jpg" manifest:media-type="image/jpeg"/>
  <manifest:file-entry manifest:full-path="Pictures/10000000000002D0000002227D24D1935BE39585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936cm, 5.629cm, 4.54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4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text-properties fo:color="#ffffff"/>
    </style:style>
    <style:style style:name="P3" style:family="paragraph">
      <loext:graphic-properties draw:fill="none" draw:fill-color="#ffffff"/>
      <style:text-properties fo:color="#ffffff" style:font-name="Lobster Two"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ffffff" style:font-name="Lobster Two" fo:font-size="26pt" fo:font-style="italic" style:font-size-asian="26pt" style:font-style-asian="italic" style:font-size-complex="26pt" style:font-style-complex="italic"/>
    </style:style>
    <style:style style:name="T2" style:family="text">
      <style:text-properties fo:color="#ffffff" style:font-name="Lobster Two" fo:font-style="italic" style:font-style-asian="italic" style:font-style-complex="italic"/>
    </style:style>
    <style:style style:name="T3" style:family="text">
      <style:text-properties fo:color="#ffffff" style:font-name="Liberation Serif"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frame draw:name="Picture 2" draw:style-name="gr1" draw:text-style-name="P1" draw:layer="layout" svg:width="13.406cm" svg:height="10.2cm" svg:x="0cm" svg:y="0cm">
                <draw:image xlink:href="Pictures/10000000000002D0000002227D24D1935BE39585.jpg" xlink:type="simple" xlink:show="embed" xlink:actuate="onLoad">
                  <text:p/>
                </draw:image>
                <svg:desc>37641_1497183704810_696368_n</svg:desc>
              </draw:frame>
              <draw:frame draw:style-name="gr2" draw:text-style-name="P3" draw:layer="layout" svg:width="11.176cm" svg:height="1.574cm" svg:x="0.762cm" svg:y="6.721cm">
                <draw:text-box>
                  <text:p text:style-name="P2"><text:span text:style-name="T1">Carbon Accounting Tool</text:span><text:span text:style-name="T2"> <text:s/></text:span><text:span text:style-name="T3">1.0</text:span></text:p>
                </draw:text-box>
              </draw:frame>
            </draw:g>
            <draw:frame draw:style-name="gr3" draw:text-style-name="P4" draw:layer="layout" svg:width="1.467cm" svg:height="1.397cm" svg:x="8.439cm" svg:y="8.549cm">
              <draw:image xlink:href="Pictures/10000000000000BE000000B54FFCE5E7D11DD595.jpg" xlink:type="simple" xlink:show="embed" xlink:actuate="onLoad">
                <text:p/>
              </draw:image>
            </draw:frame>
            <draw:frame draw:style-name="gr4" draw:text-style-name="P5" draw:layer="layout" svg:width="2.772cm" svg:height="1.136cm" svg:x="10.314cm" svg:y="8.703cm">
              <draw:image xlink:href="Pictures/1000020100000DB40000059E7AD8ED88009F9057.png" xlink:type="simple" xlink:show="embed" xlink:actuate="onLoad">
                <text:p/>
              </draw:image>
            </draw:frame>
            <draw:frame draw:name="Image 3" draw:style-name="gr5" draw:text-style-name="P6" draw:layer="layout" svg:width="3.297cm" svg:height="0.789cm" svg:x="4.572cm" svg:y="8.903cm">
              <draw:image xlink:href="Pictures/10000200000001780000005A92DD659183D5B02B.png" xlink:type="simple" xlink:show="embed" xlink:actuate="onLoad">
                <text:p/>
              </draw:image>
              <svg:desc>Logo_EngrefAgroParisTech.gif</svg:desc>
            </draw:frame>
          </draw:g>
          <draw:frame draw:style-name="gr3" draw:text-style-name="P4" draw:layer="layout" svg:width="1.374cm" svg:height="1.524cm" svg:x="2.638cm" svg:y="8.422cm">
            <draw:image xlink:href="Pictures/1000000000000473000004F0D27CFFBDDEF1A023.jp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411cm" fo:page-height="10.2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5:41:02.071916825</meta:creation-date>
    <dc:date>2017-02-15T16:05:15.311210372</dc:date>
    <meta:editing-duration>PT24M12S</meta:editing-duration>
    <meta:editing-cycles>3</meta:editing-cycles>
    <meta:generator>LibreOffice/5.0.3.2$Linux_X86_64 LibreOffice_project/00m0$Build-2</meta:generator>
    <meta:document-statistic meta:object-count="9"/>
  </office:meta>
</office:document-meta>
</file>